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3700000038820D70CD956B36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margin-top="0cm" fo:margin-bottom="0cm" style:contextual-spacing="false"/>
      <style:text-properties style:font-name="Calibri" officeooo:rsid="000cc793" officeooo:paragraph-rsid="00460a15"/>
    </style:style>
    <style:style style:name="P2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6pt" style:text-underline-style="solid" style:text-underline-width="auto" style:text-underline-color="font-color" fo:font-weight="bold" officeooo:rsid="00263bd6" officeooo:paragraph-rsid="00263bd6" style:font-size-asian="16pt" style:font-weight-asian="bold" style:font-size-complex="16pt" style:font-weight-complex="bold"/>
    </style:style>
    <style:style style:name="P3" style:family="paragraph" style:parent-style-name="Text_20_body">
      <style:text-properties style:font-name="Calibri" fo:font-size="10pt" fo:font-weight="normal" officeooo:rsid="0075c673" officeooo:paragraph-rsid="0075c673" style:font-size-asian="10pt" style:font-weight-asian="normal" style:font-size-complex="10pt" style:font-weight-complex="normal"/>
    </style:style>
    <style:style style:name="P4" style:family="paragraph" style:parent-style-name="Text_20_body">
      <style:text-properties fo:font-size="4pt" officeooo:paragraph-rsid="003e5048" style:font-size-asian="4.19999980926514pt" style:font-size-complex="4.80000019073486pt"/>
    </style:style>
    <style:style style:name="P5" style:family="paragraph" style:parent-style-name="Text_20_body">
      <style:text-properties officeooo:paragraph-rsid="0041e98c"/>
    </style:style>
    <style:style style:name="P6" style:family="paragraph" style:parent-style-name="Text_20_body">
      <style:text-properties officeooo:rsid="0075c673" officeooo:paragraph-rsid="0075c673"/>
    </style:style>
    <style:style style:name="P7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officeooo:rsid="005b1294" officeooo:paragraph-rsid="005b1294" style:font-size-asian="10pt" style:font-size-complex="10pt"/>
    </style:style>
    <style:style style:name="P8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officeooo:rsid="005b1294" officeooo:paragraph-rsid="00796ec5" style:font-size-asian="10pt" style:font-size-complex="10pt"/>
    </style:style>
    <style:style style:name="P9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officeooo:rsid="005b1294" officeooo:paragraph-rsid="007a4634" style:font-size-asian="10pt" style:font-size-complex="10pt"/>
    </style:style>
    <style:style style:name="P10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officeooo:rsid="005b1294" officeooo:paragraph-rsid="007c3bd3" style:font-size-asian="10pt" style:font-size-complex="10pt"/>
    </style:style>
    <style:style style:name="P11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officeooo:rsid="005b1294" officeooo:paragraph-rsid="0081afb4" style:font-size-asian="10pt" style:font-size-complex="10pt"/>
    </style:style>
    <style:style style:name="P12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officeooo:rsid="005b1294" officeooo:paragraph-rsid="0085049e" style:font-size-asian="10pt" style:font-size-complex="10pt"/>
    </style:style>
    <style:style style:name="P13" style:family="paragraph" style:parent-style-name="Text_20_body">
      <style:paragraph-properties fo:margin-top="0cm" fo:margin-bottom="0cm" style:contextual-spacing="false"/>
      <style:text-properties style:font-name="Calibri" fo:font-size="4pt" style:text-underline-style="none" fo:font-weight="normal" officeooo:rsid="0024dd70" officeooo:paragraph-rsid="0049b282" style:font-size-asian="4.19999980926514pt" style:font-weight-asian="normal" style:font-size-complex="4.80000019073486pt" style:font-weight-complex="normal"/>
    </style:style>
    <style:style style:name="P14" style:family="paragraph" style:parent-style-name="Text_20_body">
      <style:paragraph-properties fo:margin-top="0.101cm" fo:margin-bottom="0.101cm" style:contextual-spacing="false"/>
      <style:text-properties style:font-name="Calibri" fo:font-size="10pt" style:text-underline-style="none" fo:font-weight="normal" officeooo:rsid="0029380e" officeooo:paragraph-rsid="006538ef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margin-top="0.101cm" fo:margin-bottom="0.101cm" style:contextual-spacing="false"/>
      <style:text-properties style:font-name="Calibri" fo:font-size="10pt" style:text-underline-style="none" fo:font-weight="normal" officeooo:rsid="0029380e" officeooo:paragraph-rsid="00796ec5" style:font-size-asian="10pt" style:font-weight-asian="normal" style:font-size-complex="10pt" style:font-weight-complex="normal"/>
    </style:style>
    <style:style style:name="P16" style:family="paragraph" style:parent-style-name="Text_20_body">
      <style:paragraph-properties fo:margin-top="0.101cm" fo:margin-bottom="0.101cm" style:contextual-spacing="false"/>
      <style:text-properties style:font-name="Calibri" fo:font-size="10pt" style:text-underline-style="none" fo:font-weight="normal" officeooo:rsid="0029380e" officeooo:paragraph-rsid="007bcf57" style:font-size-asian="10pt" style:font-weight-asian="normal" style:font-size-complex="10pt" style:font-weight-complex="normal"/>
    </style:style>
    <style:style style:name="P17" style:family="paragraph" style:parent-style-name="Text_20_body">
      <style:paragraph-properties fo:margin-top="0.101cm" fo:margin-bottom="0.101cm" style:contextual-spacing="false"/>
      <style:text-properties style:font-name="Calibri" fo:font-size="10pt" style:text-underline-style="none" fo:font-weight="normal" officeooo:rsid="0029380e" officeooo:paragraph-rsid="007c3bd3" style:font-size-asian="10pt" style:font-weight-asian="normal" style:font-size-complex="10pt" style:font-weight-complex="normal"/>
    </style:style>
    <style:style style:name="P18" style:family="paragraph" style:parent-style-name="Text_20_body">
      <style:paragraph-properties fo:margin-top="0.101cm" fo:margin-bottom="0.101cm" style:contextual-spacing="false"/>
      <style:text-properties style:font-name="Calibri" fo:font-size="10pt" style:text-underline-style="none" fo:font-weight="normal" officeooo:rsid="0029380e" officeooo:paragraph-rsid="007fa805" style:font-size-asian="10pt" style:font-weight-asian="normal" style:font-size-complex="10pt" style:font-weight-complex="normal"/>
    </style:style>
    <style:style style:name="P19" style:family="paragraph" style:parent-style-name="Text_20_body">
      <style:paragraph-properties fo:margin-top="0.101cm" fo:margin-bottom="0.101cm" style:contextual-spacing="false"/>
      <style:text-properties style:font-name="Calibri" fo:font-size="10pt" style:text-underline-style="none" fo:font-weight="normal" officeooo:rsid="0029380e" officeooo:paragraph-rsid="0081afb4" style:font-size-asian="10pt" style:font-weight-asian="normal" style:font-size-complex="10pt" style:font-weight-complex="normal"/>
    </style:style>
    <style:style style:name="P20" style:family="paragraph" style:parent-style-name="Text_20_body">
      <style:paragraph-properties fo:margin-top="0.101cm" fo:margin-bottom="0.101cm" style:contextual-spacing="false"/>
      <style:text-properties style:font-name="Calibri" fo:font-size="10pt" style:text-underline-style="none" fo:font-weight="normal" officeooo:rsid="0029380e" officeooo:paragraph-rsid="0085049e" style:font-size-asian="10pt" style:font-weight-asian="normal" style:font-size-complex="10pt" style:font-weight-complex="normal"/>
    </style:style>
    <style:style style:name="P21" style:family="paragraph" style:parent-style-name="Text_20_body">
      <style:paragraph-properties fo:margin-top="0.101cm" fo:margin-bottom="0.101cm" style:contextual-spacing="false"/>
      <style:text-properties style:font-name="Calibri" fo:font-size="10pt" style:text-underline-style="none" fo:font-weight="normal" officeooo:rsid="0029380e" officeooo:paragraph-rsid="0086f976" style:font-size-asian="10pt" style:font-weight-asian="normal" style:font-size-complex="10pt" style:font-weight-complex="normal"/>
    </style:style>
    <style:style style:name="T1" style:family="text">
      <style:text-properties fo:color="#3465a4" loext:opacity="100%" style:text-underline-style="solid" style:text-underline-width="auto" style:text-underline-color="font-color"/>
    </style:style>
    <style:style style:name="T2" style:family="text">
      <style:text-properties fo:color="#3465a4" loext:opacity="100%" style:text-underline-style="solid" style:text-underline-width="auto" style:text-underline-color="font-color" officeooo:rsid="0089ccee"/>
    </style:style>
    <style:style style:name="T3" style:family="text">
      <style:text-properties fo:color="#3465a4" loext:opacity="100%" style:font-name="Calibri" style:text-underline-style="solid" style:text-underline-width="auto" style:text-underline-color="font-color"/>
    </style:style>
    <style:style style:name="T4" style:family="text">
      <style:text-properties fo:color="#3465a4" loext:opacity="100%" style:font-name="Calibri" fo:font-size="16pt" style:text-underline-style="solid" style:text-underline-width="auto" style:text-underline-color="font-color" fo:font-weight="bold" officeooo:rsid="00b37a15" style:font-size-asian="16pt" style:font-weight-asian="bold" style:font-size-complex="16pt" style:font-weight-complex="bold"/>
    </style:style>
    <style:style style:name="T5" style:family="text">
      <style:text-properties fo:color="#3465a4" loext:opacity="100%" style:font-name="Calibri" fo:font-size="16pt" style:text-underline-style="solid" style:text-underline-width="auto" style:text-underline-color="font-color" fo:font-weight="bold" officeooo:rsid="0028939e" style:font-size-asian="16pt" style:font-weight-asian="bold" style:font-size-complex="16pt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796ec5" style:font-weight-asian="normal" style:font-weight-complex="normal"/>
    </style:style>
    <style:style style:name="T8" style:family="text">
      <style:text-properties style:text-underline-style="none" fo:font-weight="normal" officeooo:rsid="007c3bd3" style:font-weight-asian="normal" style:font-weight-complex="normal"/>
    </style:style>
    <style:style style:name="T9" style:family="text">
      <style:text-properties style:text-underline-style="none" fo:font-weight="normal" officeooo:rsid="0081afb4" style:font-weight-asian="normal" style:font-weight-complex="normal"/>
    </style:style>
    <style:style style:name="T10" style:family="text">
      <style:text-properties style:text-underline-style="none" fo:font-weight="normal" officeooo:rsid="008206e4" style:font-weight-asian="normal" style:font-weight-complex="normal"/>
    </style:style>
    <style:style style:name="T11" style:family="text">
      <style:text-properties style:font-name="Calibri" fo:font-size="16pt" style:text-underline-style="none" fo:font-weight="bold" officeooo:rsid="0028939e" style:font-size-asian="16pt" style:font-weight-asian="bold" style:font-size-complex="16pt" style:font-weight-complex="bold"/>
    </style:style>
    <style:style style:name="T12" style:family="text">
      <style:text-properties style:font-name="Calibri" fo:font-size="10pt" style:text-underline-style="none" fo:font-weight="normal" officeooo:rsid="0029380e" style:font-size-asian="10pt" style:font-weight-asian="normal" style:font-size-complex="10pt" style:font-weight-complex="normal"/>
    </style:style>
    <style:style style:name="T13" style:family="text">
      <style:text-properties officeooo:rsid="00772c47"/>
    </style:style>
    <style:style style:name="T14" style:family="text">
      <style:text-properties officeooo:rsid="007c3bd3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ctivité </text:span><text:span text:style-name="T2">5</text:span><text:span text:style-name="T3">: </text:span><text:span text:style-name="T2">Les mystères de l'univers</text:span><text:span text:style-name="T3"> .</text:span></text:p>
      <text:p text:style-name="P13"/>
      <text:p text:style-name="P2">Contexte :</text:p>
      <text:p text:style-name="P3">Avec Fred et Jam<text:span text:style-name="T14">y</text:span>, partons à la découverte des secrets de l'univers.</text:p>
      <text:p text:style-name="P4"/>
      <text:p text:style-name="P5"><draw:frame draw:style-name="fr1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text:span text:style-name="T11"><text:s text:c="5"/></text:span><text:span text:style-name="T4">Votre mission-travail à réaliser </text:span><text:span text:style-name="T5">:</text:span></text:p>
      <text:p text:style-name="P6">Visionner l<text:span text:style-name="T13">a vidéo</text:span> <text:span text:style-name="T13">"</text:span>c'est pas sorcier : <text:span text:style-name="T13">Les mystères de l'univers"</text:span> : <text:a xlink:type="simple" xlink:href="https://www.youtube.com/watch?v=ymEzkLAzv4w" text:style-name="Internet_20_link" text:visited-style-name="Visited_20_Internet_20_Link">https://www.youtube.com/watch?v=ymEzkLAzv4w</text:a> et répondre aux questions ci dessous.</text:p>
      <text:list xml:id="list4198884943" text:style-name="L1">
        <text:list-item>
          <text:p text:style-name="P7"><text:span text:style-name="T6">Où se trouve le très grand télescope européen ?</text:span></text:p>
        </text:list-item>
      </text:list>
      <text:p text:style-name="P14">…………………………………………….……………………………………………………………………………………………………….………………………………….……………………………...</text:p>
      <text:list xml:id="list85323200738511" text:continue-numbering="true" text:style-name="L1">
        <text:list-item>
          <text:p text:style-name="P8"><text:span text:style-name="T7">C</text:span><text:span text:style-name="T6">ombien de nuit par an peut-on </text:span><text:span text:style-name="T7">y</text:span><text:span text:style-name="T6"> observer les étoiles </text:span><text:span text:style-name="T7">dans les meilleures conditions</text:span><text:span text:style-name="T6">?</text:span></text:p>
        </text:list-item>
      </text:list>
      <text:p text:style-name="P15">…………………………………………….……………………………………………………………………………………………………….………………………………….……………………………...</text:p>
      <text:list xml:id="list85323510151383" text:continue-numbering="true" text:style-name="L1">
        <text:list-item>
          <text:p text:style-name="P9"><text:span text:style-name="T6">Qu'est-ce qu'une constellation?</text:span></text:p>
        </text:list-item>
      </text:list>
      <text:p text:style-name="P16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16">…………………………………………….……………………………………………………………………………………………………….………………………………….………………………………</text:p>
      <text:list xml:id="list85323196860465" text:continue-numbering="true" text:style-name="L1">
        <text:list-item>
          <text:p text:style-name="P10"><text:span text:style-name="T8">Jamy pense que pluton est une planète, quelle remarque peux-tu faire</text:span><text:span text:style-name="T6">?</text:span></text:p>
        </text:list-item>
      </text:list>
      <text:p text:style-name="P17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17">…………………………………………….……………………………………………………………………………………………………….………………………………….………………………………</text:p>
      <text:list xml:id="list85321796473536" text:continue-numbering="true" text:style-name="L1">
        <text:list-item>
          <text:p text:style-name="P10"><text:span text:style-name="T6">Quelle est la taille de notre galaxie (en années lumière) ?</text:span></text:p>
        </text:list-item>
      </text:list>
      <text:p text:style-name="P17">…………………………………………….……………………………………………………………………………………………………….………………………………….………………………………</text:p>
      <text:list xml:id="list85322903811439" text:continue-numbering="true" text:style-name="L1">
        <text:list-item>
          <text:p text:style-name="P10"><text:span text:style-name="T6">Pourquoi un télescope est-il une "machine à remonter le temps" ?</text:span></text:p>
        </text:list-item>
      </text:list>
      <text:p text:style-name="P18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18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18">…………………………………………….……………………………………………………………………………………………………….………………………………….………………………………</text:p>
      <text:list xml:id="list85321875338929" text:continue-numbering="true" text:style-name="L1">
        <text:list-item>
          <text:p text:style-name="P10"><text:span text:style-name="T6">Quels sont les premiers atomes à être crées dans l'univers?</text:span></text:p>
        </text:list-item>
      </text:list>
      <text:p text:style-name="P17">…………………………………………….……………………………………………………………………………………………………….………………………………….………………………………</text:p>
      <text:list xml:id="list85321896522856" text:continue-numbering="true" text:style-name="L1">
        <text:list-item>
          <text:p text:style-name="P10"><text:span text:style-name="T6">Pourquoi les étoiles brillent?</text:span></text:p>
        </text:list-item>
      </text:list>
      <text:p text:style-name="P17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17">…………………………………………….……………………………………………………………………………………………………….………………………………….………………………………</text:p>
      <text:list xml:id="list85323290052878" text:continue-numbering="true" text:style-name="L1">
        <text:list-item>
          <text:p text:style-name="P11"><text:span text:style-name="T9">D</text:span><text:span text:style-name="T6">'o</text:span><text:span text:style-name="T9">ù</text:span><text:span text:style-name="T6"> vien</text:span><text:span text:style-name="T9">nen</text:span><text:span text:style-name="T6">t les éléments nécessaire à la formation </text:span><text:span text:style-name="T9">du soleil et de la terre</text:span><text:span text:style-name="T6">?</text:span></text:p>
        </text:list-item>
      </text:list>
      <text:p text:style-name="P19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19">…………………………………………….……………………………………………………………………………………………………….………………………………….………………………………</text:p>
      <text:list xml:id="list85321434813065" text:continue-numbering="true" text:style-name="L1">
        <text:list-item>
          <text:p text:style-name="P11"><text:span text:style-name="T6">Que se passe t-il quand la réaction nucléaire </text:span><text:span text:style-name="T10">au sein d'une étoile </text:span><text:span text:style-name="T6">s’arrête?</text:span></text:p>
        </text:list-item>
      </text:list>
      <text:p text:style-name="P19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19">…………………………………………….……………………………………………………………………………………………………….………………………………….………………………………</text:p>
      <text:list xml:id="list85323004715775" text:continue-numbering="true" text:style-name="L1">
        <text:list-item>
          <text:p text:style-name="P11"><text:span text:style-name="T6">Pourquoi un trou noir est "noir"?</text:span></text:p>
        </text:list-item>
      </text:list>
      <text:p text:style-name="P19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19">…………………………………………….……………………………………………………………………………………………………….………………………………….………………………………</text:p>
      <text:list xml:id="list85322691526889" text:continue-numbering="true" text:style-name="L1">
        <text:list-item>
          <text:p text:style-name="P11"><text:span text:style-name="T6">Comment peut on le voir?</text:span></text:p>
        </text:list-item>
      </text:list>
      <text:p text:style-name="P19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19">…………………………………………….……………………………………………………………………………………………………….………………………………….………………………………</text:p>
      <text:list xml:id="list85322784655955" text:continue-numbering="true" text:style-name="L1">
        <text:list-item>
          <text:p text:style-name="P12"><text:span text:style-name="T6">Quels sont les deux principaux scientifiques qui ont contribué à la théorie de la gravitation?</text:span></text:p>
        </text:list-item>
      </text:list>
      <text:p text:style-name="P20">…………………………………………….……………………………………………………………………………………………………….………………………………….………………………………</text:p>
      <text:list xml:id="list85322010818220" text:continue-numbering="true" text:style-name="L1">
        <text:list-item>
          <text:p text:style-name="P12"><text:span text:style-name="T6">Où est le centre de l'univers?</text:span></text:p>
        </text:list-item>
      </text:list>
      <text:p text:style-name="P20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21">…………………………………………….……………………………………………………………………………………………………….………………………………….………………………………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fo:hyphenation-ladder-count="no-limit" style:page-number="auto"/>
      <style:text-properties fo:font-size="28pt" fo:font-weight="bold" style:font-size-asian="28pt" style:font-weight-asian="bold" style:font-size-complex="28pt" style:font-weight-complex="bold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5M16S</meta:editing-duration>
    <meta:editing-cycles>39</meta:editing-cycles>
    <meta:generator>LibreOffice/7.0.4.2$Linux_X86_64 LibreOffice_project/00$Build-2</meta:generator>
    <meta:creation-date>2021-02-11T10:59:54.903285377</meta:creation-date>
    <meta:initial-creator>J Cercy</meta:initial-creator>
    <dc:date>2021-05-25T08:53:10.974340388</dc:date>
    <dc:creator>J Cercy</dc:creator>
    <meta:document-statistic meta:table-count="0" meta:image-count="1" meta:object-count="0" meta:page-count="1" meta:paragraph-count="43" meta:word-count="215" meta:character-count="3138" meta:non-whitespace-character-count="2975"/>
  </office:meta>
</office:document-meta>
</file>